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72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ull-brid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xample Bill of Materials for Full Bridg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You need to verify component values are compatible with your application!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/>
          <table:table-cell office:value-type="string" calcext:value-type="string">
            <text:p>Installing both C1 and C2 is highly recommended!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/>
          <table:table-cell office:value-type="string" calcext:value-type="string">
            <text:p>Gate resistors on all IGBTs must be the same resistance!</text:p>
          </table:table-cell>
        </table:table-row>
        <table:table-row table:style-name="ro1">
          <table:table-cell office:value-type="string" calcext:value-type="string">
            <text:p>TVS1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TVS2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TVS3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TVS4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TVS5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TVS6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TVS7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TVS8</text:p>
          </table:table-cell>
          <table:table-cell office:value-type="string" calcext:value-type="string">
            <text:p>Littelfuse 1.5KE400C-B 400 V bidirectional TV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19:33:49.870000000</dc:date>
    <meta:editing-duration>PT3M16S</meta:editing-duration>
    <meta:editing-cycles>3</meta:editing-cycles>
    <meta:generator>LibreOffice/5.4.0.3$Windows_x86 LibreOffice_project/7556cbc6811c9d992f4064ab9287069087d7f62c</meta:generator>
    <meta:document-statistic meta:table-count="1" meta:cell-count="88" meta:object-count="0"/>
  </office:meta>
</office:document-meta>
</file>